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10.00pt"/>
    </style:style>
    <style:style style:name="P2" style:family="paragraph">
      <style:paragraph-properties fo:line-height="100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center" fo:margin-bottom="10.00pt"/>
    </style:style>
    <style:style style:name="P5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SonarQube Document</text:span></text:p>
      <text:p text:style-name="P2"><text:span text:style-name="T2">Prerequisites:-</text:span></text:p>
      <text:list text:style-name="L3">
        <text:list-item>
          <text:p text:style-name="P3"><text:span text:style-name="T2">Latest version of jdk</text:span><text:span text:style-name="T3"/></text:p>
        </text:list-item>
        <text:list-item>
          <text:p text:style-name="P3"><text:span text:style-name="T4">Latest version of Maven<text:s/></text:span><text:span text:style-name="T5"/></text:p>
        </text:list-item>
      </text:list>
      <text:p text:style-name="P4"><text:span text:style-name="T5"/></text:p>
      <text:p text:style-name="P5"><text:span text:style-name="T5">How to integrate your MAVEN project with SonarQube</text:span></text:p>
      <text:p text:style-name="P5"><text:span text:style-name="T6">Step1:- Download Latest stable release sonarqube-8.9.1.44547</text:span></text:p>
      <text:p text:style-name="P5"><text:span text:style-name="T6">and sonar-scanner-4.6.2.2472-windows</text:span></text:p>
      <text:p text:style-name="P5"><text:span text:style-name="T6">Step2:-set path in environmental variable for SonarQube and Sonar-scanner</text:span></text:p>
      <text:p text:style-name="P5"><text:span text:style-name="T6">Step3:-checkout maven code from bitbucket </text:span></text:p>
      <text:p text:style-name="P5"><text:span text:style-name="T7"/></text:p>
      <text:p text:style-name="P5"><text:span text:style-name="T8">Before we could integrate our Maven project to SonarQube, We will need to integrate SonarQube Scanner in our POM.XML</text:span></text:p>
      <text:p text:style-name="P5"><text:span text:style-name="T9"/></text:p>
      <text:p text:style-name="P5"><text:span text:style-name="T10">Step4:- How to integrate Sonar-Scanner with Maven project in POM.XML</text:span></text:p>
      <text:p text:style-name="P5"><text:span text:style-name="T10">We will need to add the following dependency</text:span></text:p>
      <text:p text:style-name="P5"><text:span text:style-name="T10">After .... &lt;/dependencies&gt;....</text:span></text:p>
      <text:p text:style-name="P5"><text:span text:style-name="T11"/></text:p>
      <text:p text:style-name="P5"><draw:frame text:anchor-type="as-char" svg:width="152.40mm" svg:height="127.21mm" style:rel-width="scale" style:rel-height="scale"><draw:object-ole xlink:href="OleObj1"/><draw:image xlink:href="ObjectReplacements/OleObj1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2">Followed by the profile</text:span></text:p>
      <text:p text:style-name="P5"><text:span text:style-name="T12">&lt;profiles&gt;</text:span></text:p>
      <text:p text:style-name="P5"><text:span text:style-name="T12">&lt;profile&gt;</text:span></text:p>
      <text:p text:style-name="P5"><text:span text:style-name="T12">&lt;id&gt;sonar&lt;/id&gt;</text:span></text:p>
      <text:p text:style-name="P5"><text:span text:style-name="T12">&lt;activation&gt;</text:span></text:p>
      <text:p text:style-name="P5"><text:span text:style-name="T12">&lt;activeByDefault&gt;true&lt;/activeByDefault&gt;</text:span></text:p>
      <text:p text:style-name="P5"><text:span text:style-name="T12">&lt;/activation&gt;</text:span></text:p>
      <text:p text:style-name="P5"><text:span text:style-name="T12">&lt;properties&gt;</text:span></text:p>
      <text:p text:style-name="P5"><text:span text:style-name="T12">&lt;!-- Optional URL to server. Default value is<text:s/></text:span><text:a xlink:href="http://localhost:9000/"><text:span text:style-name="T14">http://localhost:9000</text:span></text:a><text:span text:style-name="T15"><text:s/>--&gt;</text:span></text:p>
      <text:p text:style-name="P5"><text:span text:style-name="T15">&lt;sonar.host.url&gt;</text:span></text:p>
      <text:p text:style-name="P5"><text:a xlink:href="http://192.168.2.174:9000/"><text:span text:style-name="T17">http://192.168.2.174:9000</text:span></text:a><text:span text:style-name="T18"/></text:p>
      <text:p text:style-name="P5"><text:span text:style-name="T19">&lt;/sonar.host.url&gt;</text:span></text:p>
      <text:p text:style-name="P5"><text:span text:style-name="T19">&lt;/properties&gt;</text:span></text:p>
      <text:p text:style-name="P5"><text:span text:style-name="T19">&lt;/profile&gt;</text:span></text:p>
      <text:p text:style-name="P5"><text:span text:style-name="T19">&lt;/profiles&gt;</text:span></text:p>
      <text:p text:style-name="P5"><text:span text:style-name="T20"/></text:p>
      <text:p text:style-name="P5"><text:span text:style-name="T21">below commands need to execute in mvn projects command prompt</text:span></text:p>
      <text:p text:style-name="P5"><text:span text:style-name="T22"/></text:p>
      <text:p text:style-name="P5"><text:span text:style-name="T23">1. mvn clean //to clean the existing resources</text:span></text:p>
      <text:p text:style-name="P5"><text:span text:style-name="T23">2. mvn install</text:span></text:p>
      <text:p text:style-name="P5"><text:span text:style-name="T23">3. mvn clean verify sonar:sonar -Dsonar.login=myAuthenticationToken<text:s text:c="2"/>//to generate the reports, this command generates the report and move the reports to SonarQube dashboard. You can view your reports under project section of the Dashboard</text:span></text:p>
      <text:p text:style-name="P5"><text:span text:style-name="T23">e.g. mvn sonar:sonar -Dsonar.login=670c19c9f52212c68c986b559599a0f19e1306bd</text:span></text:p>
      <text:p text:style-name="P5"><text:span text:style-name="T24"/></text:p>
      <text:p text:style-name="P5"><draw:frame text:anchor-type="as-char" svg:width="158.54mm" svg:height="63.08mm" style:rel-width="scale" style:rel-height="scale"><draw:object-ole xlink:href="OleObj2"/><draw:image xlink:href="ObjectReplacements/OleObj2"/></draw:frame><text:span text:style-name="T24"/></text:p>
      <text:p text:style-name="P5"><text:span text:style-name="T24"/></text:p>
      <text:p text:style-name="P5"><draw:frame text:anchor-type="as-char" svg:width="168.28mm" svg:height="89.96mm" style:rel-width="scale" style:rel-height="scale"><draw:object-ole xlink:href="OleObj3"/><draw:image xlink:href="ObjectReplacements/OleObj3"/></draw:frame><text:span text:style-name="T24"/></text:p>
      <text:p text:style-name="P5"><text:span text:style-name="T24"/></text:p>
      <text:p text:style-name="P5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